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D00000200084D47F52C7DCF26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width="17.59cm" svg:height="12.845cm" draw:z-index="0"><draw:image xlink:href="Pictures/10000000000002BD00000200084D47F52C7DCF2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4T20:32:45.110365479</meta:creation-date>
    <dc:date>2020-06-14T20:32:57.604358561</dc:date>
    <meta:editing-duration>PT1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3.5.2$Linux_X86_64 LibreOffice_project/30$Build-2</meta:generator>
  </office:meta>
</office:document-meta>
</file>